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38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Arrow" draw:marker-end="Arrow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4.069cm" fo:min-width="13.724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4.069cm" fo:min-width="9.153cm" fo:wrap-option="no-wrap"/>
    </style:style>
    <style:style style:name="gr16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4a7ebb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1.61cm" fo:min-width="2.42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6cm" fo:min-width="1.44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" draw:marker-end-width="0.315cm" draw:marker-end-center="false" draw:fill="none" draw:textarea-vertical-align="top" draw:auto-grow-height="false" fo:min-height="0cm" fo:min-width="2.29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1.128cm" fo:min-width="5.09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b050" draw:marker-start="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5.80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61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0.994cm"/>
    </style:style>
    <style:style style:name="gr39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575cm" fo:padding-top="0.125cm" fo:padding-bottom="0.125cm" fo:padding-left="0.25cm" fo:padding-right="0.25cm" fo:wrap-option="wrap"/>
    </style:style>
    <style:style style:name="gr40" style:family="graphic" style:parent-style-name="objectwithoutfill">
      <style:graphic-properties draw:marker-end="Line_20_Arrow" draw:fill="none" draw:textarea-vertical-align="middle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3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draw:fill="none" fo:min-height="1.118cm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367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311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385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13.849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13.725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>
      <style:graphic-properties style:protect="siz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line-height="100%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00b8f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justify"/>
      <style:text-properties fo:font-size="10pt" style:font-size-asian="10pt" style:font-size-complex="10pt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2.358cm" svg:height="1.098cm" svg:x="6.562cm" svg:y="6.138cm">
          <text:p text:style-name="P3"><text:span text:style-name="T4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3.44cm 8.68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6" draw:layer="layout" svg:width="2.962cm" svg:height="8.467cm" svg:x="6.138cm" svg:y="4.233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2.358cm" svg:height="0.758cm" svg:x="20.574cm" svg:y="7.878cm">
          <text:p text:style-name="P3"><text:span text:style-name="T6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962cm" svg:height="3.809cm" svg:x="20.32cm" svg:y="6.60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9.312cm" svg:x="14.986cm" svg:y="3.896cm">
          <text:p text:style-name="P3"><text:span text:style-name="T7">Redisson</text:span></text:p>
          <text:p text:style-name="P4"><text:span text:style-name="T8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50" draw:style-name="gr9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0" draw:text-style-name="P5" draw:layer="layout" svg:width="5.884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3.026cm" svg:height="0.716cm" svg:x="9.925cm" svg:y="4.022cm">
          <text:p text:style-name="P3"><text:span text:style-name="T9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329cm" svg:height="0.716cm" svg:x="10.986cm" svg:y="5.292cm">
          <text:p text:style-name="P3"><text:span text:style-name="T9">Bid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43cm" svg:height="0.716cm" svg:x="10.935cm" svg:y="6.35cm">
          <text:p text:style-name="P3"><text:span text:style-name="T9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1" draw:text-style-name="P5" draw:layer="layout" svg:x1="5.112cm" svg:y1="4.982cm" svg:x2="5.08cm" svg:y2="10.583cm">
          <text:p/>
        </draw:line>
        <draw:custom-shape draw:name="Straight Arrow Connector 50" draw:style-name="gr9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2" draw:text-style-name="P5" draw:layer="layout" svg:width="2.116cm" svg:height="0.001cm" svg:x="18.16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3" draw:text-style-name="P5" draw:layer="layout" svg:width="5.928cm" svg:height="0.001cm" svg:x="9.058cm" svg:y="10.1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2" draw:layer="layout" svg:width="4.469cm" svg:height="0.716cm" svg:x="9.652cm" svg:y="8.428cm">
          <text:p text:style-name="P3"><text:span text:style-name="T9">Click Through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7" draw:layer="layout" svg:width="14.224cm" svg:height="4.318cm" svg:x="10.922cm" svg:y="14.478cm">
          <text:p text:style-name="P7">Redisson provides Java Collections interface</text:p>
          <text:p text:style-name="P7">to distributed objects, backed by a REDIS </text:p>
          <text:p text:style-name="P7">system. <text:s/>Redisson also provides a Java serialized </text:p>
          <text:p text:style-name="P7">message passing system using REDIS topics.</text:p>
          <text:p text:style-name="P7">RTB4FREE uses JAVA map in Redisson in lieu</text:p>
          <text:p text:style-name="P7">Of an actual DBMS.</text:p>
          <draw:enhanced-geometry svg:viewBox="0 0 21600 21600" draw:glue-points="10800 0 0 10800 10800 21600 21600 10800 ?f40 ?f41" draw:text-areas="0 0 21600 21600" draw:type="rectangular-callout" draw:modifiers="7694.00351493849 -6361.47256309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9.652cm" svg:height="4.318cm" svg:x="0.508cm" svg:y="14.478cm">
          <text:p text:style-name="P8">RTB4FREE Server acts as the </text:p>
          <text:p text:style-name="P8">HTTP interface to handle bid</text:p>
          <text:p text:style-name="P8">requests, bid responses, win, </text:p>
          <text:p text:style-name="P8">click and conversion notifications</text:p>
          <draw:enhanced-geometry svg:viewBox="0 0 21600 21600" draw:glue-points="10800 0 0 10800 10800 21600 21600 10800 ?f40 ?f41" draw:text-areas="0 0 21600 21600" draw:type="rectangular-callout" draw:modifiers="17039.6767844194 -8887.057189164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traight Arrow Connector 50" draw:style-name="gr13" draw:text-style-name="P5" draw:layer="layout" svg:width="5.928cm" svg:height="0.001cm" svg:x="9.058cm" svg:y="8.1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6" draw:layer="layout" svg:width="4.469cm" svg:height="0.716cm" svg:x="9.652cm" svg:y="7.412cm">
          <text:p text:style-name="P3"><text:span text:style-name="T9">Pixel Load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3" draw:text-style-name="P5" draw:layer="layout" svg:width="5.928cm" svg:height="0.001cm" svg:x="9.1cm" svg:y="9.1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6" draw:layer="layout" svg:width="4.469cm" svg:height="0.716cm" svg:x="9.755cm" svg:y="9.444cm">
          <text:p text:style-name="P3"><text:span text:style-name="T9">Conversion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8" draw:text-style-name="P5" draw:layer="layout" svg:width="1.188cm" svg:height="0.001cm" svg:x="1.352cm" svg:y="9.8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19" draw:text-style-name="P2" draw:layer="layout" svg:width="7.831cm" svg:height="6.467cm" svg:x="7.197cm" svg:y="2.963cm">
          <text:p text:style-name="P4"><text:span text:style-name="T11">EC2 Instance</text:span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0" draw:text-style-name="P2" draw:layer="layout" svg:width="2.434cm" svg:height="1.52cm" svg:x="2.501cm" svg:y="9.102cm">
          <text:p text:style-name="P3"><text:span text:style-name="T12">Elastic</text:span></text:p>
          <text:p text:style-name="P3"><text:span text:style-name="T12">Load </text:span></text:p>
          <text:p text:style-name="P3"><text:span text:style-name="T12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5.502cm" svg:height="0.695cm" svg:x="7.408cm" svg:y="10.795cm">
          <text:p text:style-name="P4"><text:span text:style-name="T11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8.308cm 11.437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1" draw:text-style-name="P13" draw:layer="layout" svg:x1="4.935cm" svg:y1="9.652cm" svg:x2="7.62cm" svg:y2="6.08cm">
          <text:p/>
        </draw:line>
        <draw:line draw:name="Straight Connector 71" draw:style-name="gr21" draw:text-style-name="P13" draw:layer="layout" svg:x1="4.935cm" svg:y1="9.871cm" svg:x2="7.408cm" svg:y2="11.158cm">
          <text:p/>
        </draw:line>
        <draw:custom-shape draw:name="Rectangle 46" draw:style-name="gr5" draw:text-style-name="P2" draw:layer="layout" svg:width="1.041cm" svg:height="0.716cm" svg:x="1.206cm" svg:y="9.102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5.502cm" svg:height="0.695cm" svg:x="7.408cm" svg:y="12.7cm">
          <text:p text:style-name="P4"><text:span text:style-name="T11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116cm" svg:height="12.487cm" svg:x="16.51cm" svg:y="2.963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1.481cm" svg:height="0.695cm" svg:x="11.642cm" svg:y="4.233cm">
          <text:p text:style-name="P3"><text:span text:style-name="T11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1.481cm" svg:height="0.695cm" svg:x="11.642cm" svg:y="5.503cm">
          <text:p text:style-name="P3"><text:span text:style-name="T11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1.481cm" svg:height="0.695cm" svg:x="11.642cm" svg:y="7.197cm">
          <text:p text:style-name="P3"><text:span text:style-name="T11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12.965cm 6.14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2" draw:text-style-name="P5" draw:layer="layout" svg:width="2.539cm" svg:height="1.493cm" svg:x="9.102cm" svg:y="4.5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3" draw:text-style-name="P5" draw:layer="layout" svg:width="2.539cm" svg:height="0.223cm" svg:x="9.102cm" svg:y="5.8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3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078cm" svg:height="0.716cm" svg:x="9.194cm" svg:y="4.445cm">
          <text:p text:style-name="P3"><text:span text:style-name="T14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3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24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5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121cm" svg:height="0.716cm" svg:x="13.92cm" svg:y="4.022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2" draw:style-name="gr24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24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1" draw:text-style-name="P13" draw:layer="layout" svg:x1="4.935cm" svg:y1="10.16cm" svg:x2="7.408cm" svg:y2="13.063cm">
          <text:p/>
        </draw:line>
        <draw:custom-shape draw:name="Rectangle 46" draw:style-name="gr5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27cm" svg:height="0.716cm" svg:x="10.083cm" svg:y="5.292cm">
          <text:p text:style-name="P3"><text:span text:style-name="T14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43cm" svg:height="0.716cm" svg:x="9.346cm" svg:y="6.773cm">
          <text:p text:style-name="P3"><text:span text:style-name="T14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6" draw:text-style-name="P6" draw:layer="layout" svg:width="1.778cm" svg:height="2.286cm" svg:x="7.62cm" svg:y="5.33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2.116cm" svg:height="1.265cm" svg:x="7.282cm" svg:y="5.339cm">
          <text:p text:style-name="P3"><text:span text:style-name="T6">HA</text:span></text:p>
          <text:p text:style-name="P3"><text:span text:style-name="T6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2" draw:layer="layout" svg:width="2.116cm" svg:height="1.265cm" svg:x="1.524cm" svg:y="7.112cm">
          <text:p text:style-name="P3"><text:span text:style-name="T6">HA</text:span></text:p>
          <text:p text:style-name="P3"><text:span text:style-name="T6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088cm" svg:height="3.318cm" svg:x="1.524cm" svg:y="6.09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7" draw:text-style-name="P5" draw:layer="layout" svg:width="1.372cm" svg:height="0.001cm" svg:x="3.708cm" svg:y="7.6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28" draw:text-style-name="P5" draw:layer="layout" svg:width="2.921cm" svg:height="1.86cm" svg:x="7.112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6" draw:layer="layout" svg:width="1.041cm" svg:height="0.716cm" svg:x="0.229cm" svg:y="6.6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2.116cm" svg:height="1.139cm" svg:x="14.394cm" svg:y="4.318cm">
          <text:p text:style-name="P3"><text:span text:style-name="T11">Bid or </text:span><text:span text:style-name="T11"><text:line-break/></text:span><text:span text:style-name="T11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9" draw:text-style-name="P14" draw:layer="layout" svg:width="1.947cm" svg:height="8.509cm" svg:x="18.627cm" svg:y="3.175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0" draw:text-style-name="P5" draw:layer="layout" svg:width="2.792cm" svg:height="0.001cm" svg:x="7.366cm" svg:y="8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1" draw:text-style-name="P5" draw:layer="layout" svg:width="5.598cm" svg:height="1.378cm" svg:x="7.366cm" svg:y="10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078cm" svg:height="1.179cm" svg:x="7.143cm" svg:y="5.126cm">
          <text:p text:style-name="P3"><text:span text:style-name="T14">Bid</text:span></text:p>
          <text:p text:style-name="P3"><text:span text:style-name="T14">Request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27cm" svg:height="0.716cm" svg:x="8.679cm" svg:y="8.428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4.356cm" svg:height="0.716cm" svg:x="12.964cm" svg:y="10.991cm">
          <text:p text:style-name="P3"><text:span text:style-name="T16">Pixel, Click, Convert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2" draw:text-style-name="P5" draw:layer="layout" svg:width="5.664cm" svg:height="0.001cm" draw:transform="rotate (0.0169296937443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33" draw:text-style-name="P5" draw:layer="layout" svg:width="6.308cm" svg:height="0.001cm" svg:x="12.319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845cm" svg:height="1.179cm" svg:x="14.919cm" svg:y="6.604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4" draw:text-style-name="P5" draw:layer="layout" svg:width="7.407cm" svg:height="1.173cm" draw:transform="rotate (-3.14159265358979) translate (18.627cm 10.063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5" draw:text-style-name="P2" draw:layer="layout" svg:width="2.87cm" svg:height="0.716cm" svg:x="12.878cm" svg:y="9.19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5" draw:text-style-name="P5" draw:layer="layout" svg:width="2.117cm" svg:height="0.001cm" svg:x="16.51cm" svg:y="4.8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36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7" draw:text-style-name="P6" draw:layer="layout" svg:width="2.286cm" svg:height="3.471cm" svg:x="5.08cm" svg:y="6.858cm">
          <text:p text:style-name="P3"><text:span text:style-name="T17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5" draw:layer="layout" svg:width="3.302cm" svg:height="1.244cm" svg:x="4.572cm" svg:y="7.701cm">
          <draw:text-box>
            <text:p text:style-name="P3"><text:span text:style-name="T6">HTTP</text:span></text:p>
            <text:p text:style-name="P3"><text:span text:style-name="T6">Handler</text:span></text:p>
          </draw:text-box>
        </draw:frame>
        <draw:custom-shape draw:name="Rectangle 67" draw:style-name="gr37" draw:text-style-name="P6" draw:layer="layout" svg:width="2.286cm" svg:height="3.471cm" svg:x="10.033cm" svg:y="7.535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7" draw:text-style-name="P6" draw:layer="layout" svg:width="2.286cm" svg:height="3.471cm" svg:x="10.033cm" svg:y="4.064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1.015cm" svg:height="0.716cm" svg:x="12.902cm" svg:y="17.569cm">
          <text:p text:style-name="P3"><text:span text:style-name="T14">B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3.174cm" svg:height="1.095cm" svg:x="9.652cm" svg:y="7.874cm">
          <text:p text:style-name="P3"><text:span text:style-name="T12">Bid</text:span></text:p>
          <text:p text:style-name="P3"><text:span text:style-name="T12">Retrieve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3.174cm" svg:height="1.095cm" svg:x="9.652cm" svg:y="4.826cm">
          <text:p text:style-name="P3"><text:span text:style-name="T12">Bid</text:span></text:p>
          <text:p text:style-name="P3"><text:span text:style-name="T12">Formation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9" draw:text-style-name="P5" draw:layer="layout" svg:width="2.075cm" svg:height="0.006cm" svg:x="12.319cm" svg:y="4.82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40" draw:text-style-name="P16" draw:layer="layout" svg:x1="7.366cm" svg:y1="7.62cm" svg:x2="10.16cm" svg:y2="7.62cm">
          <text:p/>
        </draw:line>
        <draw:line draw:style-name="gr41" draw:text-style-name="P16" draw:layer="layout" svg:x1="15.494cm" svg:y1="3.81cm" svg:x2="6.858cm" svg:y2="3.81cm">
          <text:p/>
        </draw:line>
        <draw:line draw:style-name="gr42" draw:text-style-name="P16" draw:layer="layout" svg:x1="6.858cm" svg:y1="3.81cm" svg:x2="6.858cm" svg:y2="6.858cm">
          <text:p/>
        </draw:line>
        <draw:line draw:style-name="gr41" draw:text-style-name="P16" draw:layer="layout" svg:x1="15.494cm" svg:y1="4.318cm" svg:x2="15.494cm" svg:y2="3.81cm">
          <text:p/>
        </draw:line>
        <draw:custom-shape draw:name="Rectangle 46" draw:style-name="gr5" draw:text-style-name="P6" draw:layer="layout" svg:width="2.366cm" svg:height="1.179cm" svg:x="6.969cm" svg:y="2.794cm">
          <text:p text:style-name="P3"><text:span text:style-name="T14">Bid</text:span></text:p>
          <text:p text:style-name="P3"><text:span text:style-name="T14">Response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041cm" svg:height="0.716cm" svg:x="2.899cm" svg:y="4.44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201cm" svg:height="10.085cm" svg:x="13.547cm" svg:y="4.233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3" draw:text-style-name="P5" draw:layer="layout" svg:x1="5.08cm" svg:y1="4.021cm" svg:x2="5.08cm" svg:y2="15.47cm">
          <text:p/>
        </draw:line>
        <draw:line draw:name="Straight Connector 38" draw:style-name="gr43" draw:text-style-name="P5" draw:layer="layout" svg:x1="9.948cm" svg:y1="4.021cm" svg:x2="10.16cm" svg:y2="15.451cm">
          <text:p/>
        </draw:line>
        <draw:custom-shape draw:name="Straight Arrow Connector 40" draw:style-name="gr36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6" draw:text-style-name="P5" draw:layer="layout" svg:width="7.407cm" svg:height="0.001cm" svg:x="2.522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36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36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36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36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36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36" draw:text-style-name="P5" draw:layer="layout" svg:width="7.619cm" svg:height="0.001cm" svg:x="2.522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36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36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4" draw:text-style-name="P2" draw:layer="layout" svg:width="2.214cm" svg:height="0.758cm" svg:x="2.391cm" svg:y="3.387cm">
          <text:p text:style-name="P4"><text:span text:style-name="T17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4" draw:text-style-name="P2" draw:layer="layout" svg:width="4.386cm" svg:height="0.843cm" svg:x="5.33cm" svg:y="3.598cm">
          <text:p text:style-name="P4"><text:span text:style-name="T17">Select </text:span><text:span text:style-name="T18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4" draw:text-style-name="P2" draw:layer="layout" svg:width="1.862cm" svg:height="0.758cm" svg:x="6.459cm" svg:y="6.138cm">
          <text:p text:style-name="P4"><text:span text:style-name="T17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4" draw:text-style-name="P2" draw:layer="layout" svg:width="1.176cm" svg:height="0.758cm" svg:x="6.717cm" svg:y="8.467cm">
          <text:p text:style-name="P4"><text:span text:style-name="T17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4" draw:text-style-name="P2" draw:layer="layout" svg:width="2.675cm" svg:height="0.758cm" svg:x="2.39cm" svg:y="9.737cm">
          <text:p text:style-name="P4"><text:span text:style-name="T17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4" draw:text-style-name="P2" draw:layer="layout" svg:width="2.099cm" svg:height="0.758cm" svg:x="6.431cm" svg:y="11.218cm">
          <text:p text:style-name="P4"><text:span text:style-name="T17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4" draw:text-style-name="P2" draw:layer="layout" svg:width="1.612cm" svg:height="0.758cm" svg:x="11.126cm" svg:y="9.737cm">
          <text:p text:style-name="P4"><text:span text:style-name="T17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4" draw:text-style-name="P2" draw:layer="layout" svg:width="2.264cm" svg:height="0.758cm" svg:x="10.849cm" svg:y="13.123cm">
          <text:p text:style-name="P4"><text:span text:style-name="T17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4" draw:text-style-name="P2" draw:layer="layout" svg:width="4.157cm" svg:height="0.758cm" svg:x="5.595cm" svg:y="13.758cm">
          <text:p text:style-name="P4"><text:span text:style-name="T17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4" draw:text-style-name="P2" draw:layer="layout" svg:width="3.953cm" svg:height="0.758cm" svg:x="10.104cm" svg:y="14.182cm">
          <text:p text:style-name="P4"><text:span text:style-name="T17">Send to pub/sub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4" draw:text-style-name="P2" draw:layer="layout" svg:width="3.598cm" svg:height="1.013cm" svg:x="-0.319cm" svg:y="7.62cm">
          <text:p text:style-name="P4"><text:span text:style-name="T19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style-name="gr45" draw:text-style-name="P17" draw:layer="layout" svg:width="15.971cm" svg:height="1.368cm" svg:x="1.047cm" svg:y="1.016cm">
          <draw:text-box>
            <text:p text:style-name="P1"><text:span text:style-name="T1">Redisson Database Architecture </text:span></text:p>
          </draw:text-box>
        </draw:frame>
        <draw:custom-shape draw:name="Rectangle 67" draw:style-name="gr46" draw:text-style-name="P6" draw:layer="layout" svg:width="3.866cm" svg:height="3.318cm" svg:x="8.072cm" svg:y="3.79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7" draw:text-style-name="P6" draw:layer="layout" svg:width="3.81cm" svg:height="3.318cm" svg:x="3.048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8" draw:text-style-name="P6" draw:layer="layout" svg:width="3.884cm" svg:height="3.318cm" svg:x="13.388cm" svg:y="3.79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9" draw:text-style-name="P6" draw:layer="layout" svg:width="14.348cm" svg:height="3.318cm" svg:x="2.924cm" svg:y="9.54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50" draw:text-style-name="P6" draw:layer="layout" svg:width="14.224cm" svg:height="3.318cm" svg:x="3.048cm" svg:y="14.478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5" draw:layer="layout" svg:width="5.039cm" svg:height="1.244cm" svg:x="7.407cm" svg:y="15.774cm">
          <draw:text-box>
            <text:p text:style-name="P3"><text:span text:style-name="T6">REDIS</text:span></text:p>
          </draw:text-box>
        </draw:frame>
        <draw:frame draw:style-name="gr38" draw:text-style-name="P15" draw:layer="layout" svg:width="5.163cm" svg:height="1.244cm" svg:x="7.537cm" svg:y="10.922cm">
          <draw:text-box>
            <text:p text:style-name="P3"><text:span text:style-name="T6">Redisson</text:span></text:p>
          </draw:text-box>
        </draw:frame>
        <draw:frame draw:style-name="gr38" draw:text-style-name="P15" draw:layer="layout" svg:width="1.861cm" svg:height="1.244cm" svg:x="15.494cm" svg:y="6.096cm">
          <draw:text-box>
            <text:p text:style-name="P3"><text:span text:style-name="T6">map</text:span></text:p>
          </draw:text-box>
        </draw:frame>
        <draw:frame draw:style-name="gr38" draw:text-style-name="P15" draw:layer="layout" svg:width="1.861cm" svg:height="1.244cm" svg:x="10.331cm" svg:y="6.122cm">
          <draw:text-box>
            <text:p text:style-name="P3"><text:span text:style-name="T6">map</text:span></text:p>
          </draw:text-box>
        </draw:frame>
        <draw:frame draw:style-name="gr38" draw:text-style-name="P15" draw:layer="layout" svg:width="1.861cm" svg:height="1.244cm" svg:x="5.251cm" svg:y="6.122cm">
          <draw:text-box>
            <text:p text:style-name="P3"><text:span text:style-name="T6">map</text:span></text:p>
          </draw:text-box>
        </draw:frame>
        <draw:custom-shape draw:style-name="gr51" draw:text-style-name="P18" draw:layer="layout" svg:width="2.032cm" svg:height="1.27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2.032cm" svg:height="1.27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2.032cm" svg:height="1.27cm" svg:x="4.572cm" svg:y="4.318cm">
          <text:p/>
          <draw:enhanced-geometry svg:viewBox="0 0 21600 21600" draw:type="rectangle" draw:enhanced-path="M 0 0 L 21600 0 21600 21600 0 21600 0 0 Z N"/>
        </draw:custom-shape>
        <draw:line draw:style-name="gr52" draw:text-style-name="P16" draw:layer="layout" svg:x1="9.906cm" svg:y1="14.478cm" svg:x2="9.906cm" svg:y2="12.954cm">
          <text:p/>
        </draw:line>
        <draw:line draw:style-name="gr52" draw:text-style-name="P16" draw:layer="layout" svg:x1="5.842cm" svg:y1="9.541cm" svg:x2="5.842cm" svg:y2="6.604cm">
          <text:p/>
        </draw:line>
        <draw:line draw:style-name="gr52" draw:text-style-name="P16" draw:layer="layout" svg:x1="10.922cm" svg:y1="9.652cm" svg:x2="10.922cm" svg:y2="6.604cm">
          <text:p/>
        </draw:line>
        <draw:line draw:style-name="gr52" draw:text-style-name="P16" draw:layer="layout" svg:x1="16.256cm" svg:y1="9.652cm" svg:x2="16.202cm" svg:y2="6.604cm">
          <text:p/>
        </draw:line>
        <draw:line draw:style-name="gr53" draw:text-style-name="P16" draw:layer="layout" svg:x1="6.096cm" svg:y1="6.35cm" svg:x2="6.096cm" svg:y2="5.588cm">
          <text:p/>
        </draw:line>
        <draw:line draw:style-name="gr53" draw:text-style-name="P16" draw:layer="layout" svg:x1="11.176cm" svg:y1="6.35cm" svg:x2="11.176cm" svg:y2="5.588cm">
          <text:p/>
        </draw:line>
        <draw:line draw:style-name="gr53" draw:text-style-name="P16" draw:layer="layout" svg:x1="16.238cm" svg:y1="6.35cm" svg:x2="16.238cm" svg:y2="5.588cm">
          <text:p/>
        </draw:line>
        <draw:frame draw:style-name="gr38" draw:text-style-name="P15" draw:layer="layout" svg:width="3.207cm" svg:height="1.244cm" svg:x="2.691cm" svg:y="5.842cm">
          <draw:text-box>
            <text:p text:style-name="P3"><text:span text:style-name="T6">Bidder 1</text:span></text:p>
          </draw:text-box>
        </draw:frame>
        <draw:frame draw:style-name="gr38" draw:text-style-name="P15" draw:layer="layout" svg:width="3.207cm" svg:height="1.244cm" svg:x="2.692cm" svg:y="5.842cm">
          <draw:text-box>
            <text:p text:style-name="P3"><text:span text:style-name="T6">Bidder 1</text:span></text:p>
          </draw:text-box>
        </draw:frame>
        <draw:frame draw:style-name="gr38" draw:text-style-name="P15" draw:layer="layout" svg:width="3.207cm" svg:height="1.244cm" svg:x="7.715cm" svg:y="5.868cm">
          <draw:text-box>
            <text:p text:style-name="P3"><text:span text:style-name="T6">Bidder 2</text:span></text:p>
          </draw:text-box>
        </draw:frame>
        <draw:frame draw:style-name="gr38" draw:text-style-name="P15" draw:layer="layout" svg:width="3.207cm" svg:height="1.244cm" svg:x="12.954cm" svg:y="5.868cm">
          <draw:text-box>
            <text:p text:style-name="P3"><text:span text:style-name="T6">Bidder n</text:span></text:p>
          </draw:text-box>
        </draw:frame>
        <draw:custom-shape draw:style-name="gr54" draw:text-style-name="P19" draw:layer="layout" svg:width="6.858cm" svg:height="1.27cm" svg:x="17.018cm" svg:y="2.032cm">
          <text:p text:style-name="P18"><text:span text:style-name="T20">Local memory stores</text:span></text:p>
          <text:p text:style-name="P18"><text:span text:style-name="T20">Running campaigns</text:span></text:p>
          <draw:enhanced-geometry svg:viewBox="0 0 21600 21600" draw:text-areas="800 800 20800 20800" draw:type="round-rectangular-callout" draw:modifiers="103.92185449774 38866.4044059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0" draw:layer="layout" svg:width="6.35cm" svg:height="3.556cm" svg:x="17.78cm" svg:y="7.62cm">
          <text:p text:style-name="P8"><text:span text:style-name="T20">Map contains all campaign definitions.</text:span></text:p>
          <text:p text:style-name="P8"><text:span text:style-name="T20">It is a ConcurrentHashMap interface</text:span></text:p>
          <text:p text:style-name="P8"><text:span text:style-name="T20">To a Redisson object.</text:span></text:p>
          <draw:enhanced-geometry svg:viewBox="0 0 21600 21600" draw:text-areas="800 800 20800 20800" draw:type="round-rectangular-callout" draw:modifiers="-3710.53377420879 -6886.2524599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18" draw:layer="layout" svg:width="5.08cm" svg:height="1.778cm" svg:x="11.43cm" svg:y="15.24cm">
          <text:p text:style-name="P18">Redis store</text:p>
          <text:p text:style-name="P18">backing the map</text:p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7.62cm" svg:height="5.334cm" svg:x="17.526cm" svg:y="12.7cm">
          <text:p text:style-name="P8"><text:span text:style-name="T20">To edit campaigns, u Do it in redis. All bidders </text:span></text:p>
          <text:p text:style-name="P8"><text:span text:style-name="T20">Immediately Have access. To run a campaign,</text:span></text:p>
          <text:p text:style-name="P8"><text:span text:style-name="T20">Send message to <text:s/>the bidders to have them </text:span></text:p>
          <text:p text:style-name="P8"><text:span text:style-name="T20">load the campaign from the map to the local</text:span></text:p>
          <text:p text:style-name="P8"><text:span text:style-name="T20">memory. The campaign from The map to local</text:span></text:p>
          <text:p text:style-name="P8"><text:span text:style-name="T20">memory</text:span></text:p>
          <draw:enhanced-geometry svg:viewBox="0 0 21600 21600" draw:text-areas="800 800 20800 20800" draw:type="round-rectangular-callout" draw:modifiers="-960.818790185015 -5000.18744142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6" draw:layer="layout" svg:width="13.968cm" svg:height="10.476cm" svg:x="3.81cm" svg:y="2.123cm" draw:page-number="5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5-05-16T16:23:46</dc:date>
          <text:p>This is a test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5-22">5/22/15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51</meta:editing-cycles>
    <meta:creation-date>2012-11-26T01:09:23</meta:creation-date>
    <dc:date>2015-05-22T11:54:54.142333149</dc:date>
    <meta:editing-duration>PT1H24M51S</meta:editing-duration>
    <meta:generator>LibreOffice/4.4.2.2$Linux_X86_64 LibreOffice_project/40m0$Build-2</meta:generator>
    <meta:document-statistic meta:object-count="19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